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Bitstream Charter1" svg:font-family="'Bitstream Charter'" style:font-adornments="Bold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ffff00" draw:textarea-horizontal-align="justify" draw:textarea-vertical-align="middle" draw:auto-grow-height="false" fo:min-height="0.109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9933"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4" style:family="graphic" style:parent-style-name="objectwithoutfill">
      <style:graphic-properties svg:stroke-width="0.05cm" svg:stroke-color="#00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174cm" fo:min-width="0cm"/>
    </style:style>
    <style:style style:name="gr6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.16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cm"/>
    </style:style>
    <style:style style:name="gr9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0.449cm" fo:min-width="0cm"/>
    </style:style>
    <style:style style:name="gr10" style:family="graphic" style:parent-style-name="standard">
      <style:graphic-properties draw:stroke="none" draw:fill="none" fo:min-height="0.426cm"/>
    </style:style>
    <style:style style:name="gr11" style:family="graphic" style:parent-style-name="standard">
      <style:graphic-properties draw:stroke="none" svg:stroke-color="#000000" draw:fill="none" draw:fill-color="#ffffff" fo:min-height="0cm"/>
    </style:style>
    <style:style style:name="gr12" style:family="graphic" style:parent-style-name="standard">
      <style:graphic-properties draw:stroke="none" svg:stroke-color="#ffff00" draw:fill="none" draw:fill-color="#ffff00" fo:min-height="0.332cm"/>
    </style:style>
    <style:style style:name="gr13" style:family="graphic" style:parent-style-name="standard">
      <style:graphic-properties draw:stroke="none" svg:stroke-color="#ffff00" draw:fill="none" fo:min-height="0.332cm"/>
    </style:style>
    <style:style style:name="P1" style:family="paragraph">
      <loext:graphic-properties draw:fill-color="#ffff00"/>
      <style:paragraph-properties fo:text-align="center"/>
      <style:text-properties style:font-name="DejaVu Serif" fo:font-size="8pt" fo:font-style="normal" fo:font-weight="normal" style:font-size-asian="18pt" style:font-size-complex="18pt"/>
    </style:style>
    <style:style style:name="P2" style:family="paragraph">
      <loext:graphic-properties draw:fill-color="#009933"/>
      <style:paragraph-properties fo:text-align="center"/>
      <style:text-properties style:font-name="DejaVu Serif" fo:font-size="8pt" fo:font-style="normal" fo:font-weight="normal" style:font-size-asian="18pt" style:font-size-complex="18pt"/>
    </style:style>
    <style:style style:name="P3" style:family="paragraph">
      <style:text-properties style:font-name="DejaVu Serif" fo:font-size="8pt" fo:font-style="normal" fo:font-weight="normal" style:font-size-asian="18pt" style:font-size-complex="18pt"/>
    </style:style>
    <style:style style:name="P4" style:family="paragraph">
      <loext:graphic-properties draw:fill="none" draw:fill-color="#ffffff"/>
      <style:text-properties style:font-name="DejaVu Serif" fo:font-size="8pt" fo:font-style="normal" fo:font-weight="normal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style:font-name="DejaVu Serif" fo:font-size="8pt" fo:font-style="normal" fo:font-weight="normal" style:font-size-asian="18pt" style:font-size-complex="18pt"/>
    </style:style>
    <style:style style:name="P6" style:family="paragraph">
      <loext:graphic-properties draw:fill-color="#ff3333"/>
      <style:paragraph-properties fo:text-align="center"/>
      <style:text-properties style:font-name="DejaVu Serif" fo:font-size="8pt" fo:font-style="normal" fo:font-weight="normal" style:font-size-asian="18pt" style:font-size-complex="18pt"/>
    </style:style>
    <style:style style:name="P7" style:family="paragraph">
      <loext:graphic-properties draw:fill="none" draw:fill-color="#ffff00"/>
      <style:text-properties style:font-name="DejaVu Serif" fo:font-size="8pt" fo:font-style="normal" fo:font-weight="normal" style:font-size-asian="18pt" style:font-size-complex="18pt"/>
    </style:style>
    <style:style style:name="P8" style:family="paragraph">
      <loext:graphic-properties draw:fill="none"/>
      <style:text-properties style:font-name="DejaVu Serif" fo:font-size="8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0.716cm" svg:height="0.647cm" svg:x="4.442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6cm" svg:height="0.6cm" svg:x="0.3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measurelines" svg:width="1.2cm" svg:height="0.699cm" svg:x="4.4cm" svg:y="0.101cm">
          <draw:text-box>
            <text:p text:style-name="P3">X</text:p>
          </draw:text-box>
        </draw:frame>
        <draw:line draw:style-name="gr4" draw:text-style-name="P5" draw:layer="layout" svg:x1="2.737cm" svg:y1="3.312cm" svg:x2="1.8cm" svg:y2="5.3cm">
          <text:p/>
        </draw:line>
        <draw:custom-shape draw:style-name="gr5" draw:text-style-name="P6" draw:layer="layout" svg:width="0.6cm" svg:height="0.6cm" svg:x="1.3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5.602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4.8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3.051cm" svg:y1="3.4cm" svg:x2="3.6cm" svg:y2="5.338cm">
          <text:p/>
        </draw:line>
        <draw:line draw:style-name="gr6" draw:text-style-name="P5" draw:layer="layout" svg:x1="5.5cm" svg:y1="6cm" svg:x2="5.9cm" svg:y2="7.9cm">
          <text:p/>
        </draw:line>
        <draw:line draw:style-name="gr4" draw:text-style-name="P5" draw:layer="layout" svg:x1="6cm" svg:y1="3.3cm" svg:x2="5.4cm" svg:y2="5.3cm">
          <text:p/>
        </draw:line>
        <draw:line draw:style-name="gr4" draw:text-style-name="P5" draw:layer="measurelines" svg:x1="4.6cm" svg:y1="0.752cm" svg:x2="3.2cm" svg:y2="2.8cm">
          <text:p/>
        </draw:line>
        <draw:line draw:style-name="gr6" draw:text-style-name="P5" draw:layer="measurelines" svg:x1="5.075cm" svg:y1="0.668cm" svg:x2="6.1cm" svg:y2="2.752cm">
          <text:p/>
        </draw:line>
        <draw:frame draw:style-name="gr7" draw:text-style-name="P4" draw:layer="measurelines" svg:width="2cm" svg:height="0.644cm" svg:x="2.3cm" svg:y="0.956cm">
          <draw:text-box>
            <text:p text:style-name="P3"><text:s text:c="6"/>X=1</text:p>
          </draw:text-box>
        </draw:frame>
        <draw:frame draw:style-name="gr8" draw:text-style-name="P4" draw:layer="measurelines" svg:width="1.689cm" svg:height="0.675cm" svg:x="5.311cm" svg:y="1cm">
          <draw:text-box>
            <text:p text:style-name="P3">X=0</text:p>
          </draw:text-box>
        </draw:frame>
        <draw:custom-shape draw:style-name="gr1" draw:text-style-name="P1" draw:layer="layout" svg:width="0.716cm" svg:height="0.647cm" svg:x="2.684cm" svg:y="2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16cm" svg:height="0.647cm" svg:x="5.879cm" svg:y="2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cm" svg:height="0.699cm" svg:x="2.7cm" svg:y="2.8cm">
          <draw:text-box>
            <text:p text:style-name="P3">Y</text:p>
          </draw:text-box>
        </draw:frame>
        <draw:frame draw:style-name="gr9" draw:text-style-name="P7" draw:layer="layout" svg:width="1.2cm" svg:height="0.699cm" svg:x="5.9cm" svg:y="2.8cm">
          <draw:text-box>
            <text:p text:style-name="P3">Y</text:p>
          </draw:text-box>
        </draw:frame>
        <draw:frame draw:style-name="gr7" draw:text-style-name="P4" draw:layer="layout" svg:width="2cm" svg:height="0.644cm" svg:x="1.1cm" svg:y="3.456cm">
          <draw:text-box>
            <text:p text:style-name="P3">Y=1</text:p>
          </draw:text-box>
        </draw:frame>
        <draw:frame draw:style-name="gr7" draw:text-style-name="P4" draw:layer="layout" svg:width="2cm" svg:height="0.644cm" svg:x="4.2cm" svg:y="3.508cm">
          <draw:text-box>
            <text:p text:style-name="P3"><text:s text:c="3"/>Y=1</text:p>
          </draw:text-box>
        </draw:frame>
        <draw:frame draw:style-name="gr7" draw:text-style-name="P4" draw:layer="layout" svg:width="1.9cm" svg:height="0.692cm" svg:x="6.1cm" svg:y="3.508cm">
          <draw:text-box>
            <text:p text:style-name="P3">Y=0</text:p>
          </draw:text-box>
        </draw:frame>
        <draw:frame draw:style-name="gr10" draw:text-style-name="P8" draw:layer="layout" svg:width="1.628cm" svg:height="0.676cm" svg:x="3.1cm" svg:y="3.6cm">
          <draw:text-box>
            <text:p text:style-name="P3">Y=0</text:p>
          </draw:text-box>
        </draw:frame>
        <draw:frame draw:style-name="gr11" draw:text-style-name="P4" draw:layer="layout" svg:width="0.001cm" svg:height="0.1cm" svg:x="7.6cm" svg:y="0.7cm">
          <draw:text-box>
            <text:p/>
          </draw:text-box>
        </draw:frame>
        <draw:custom-shape draw:style-name="gr1" draw:text-style-name="P1" draw:layer="layout" svg:width="0.716cm" svg:height="0.647cm" svg:x="5.08cm" svg:y="5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16cm" svg:height="0.647cm" svg:x="6.781cm" svg:y="5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16cm" svg:height="0.647cm" svg:x="3.3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16cm" svg:height="0.647cm" svg:x="1.4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3.6cm" svg:y1="6cm" svg:x2="3cm" svg:y2="7.9cm">
          <text:p/>
        </draw:line>
        <draw:line draw:style-name="gr6" draw:text-style-name="P5" draw:layer="layout" svg:x1="1.8cm" svg:y1="5.9cm" svg:x2="1.6cm" svg:y2="7.9cm">
          <text:p/>
        </draw:line>
        <draw:custom-shape draw:style-name="gr2" draw:text-style-name="P2" draw:layer="layout" svg:width="0.6cm" svg:height="0.6cm" svg:x="7.702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6.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2.702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3.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7.3cm" svg:y1="6cm" svg:x2="8.076cm" svg:y2="7.911cm">
          <text:p/>
        </draw:line>
        <draw:line draw:style-name="gr6" draw:text-style-name="P5" draw:layer="layout" svg:x1="6.4cm" svg:y1="3.365cm" svg:x2="7.176cm" svg:y2="5.411cm">
          <text:p/>
        </draw:line>
        <draw:line draw:style-name="gr6" draw:text-style-name="P5" draw:layer="layout" svg:x1="3.688cm" svg:y1="6cm" svg:x2="3.9cm" svg:y2="7.9cm">
          <text:p/>
        </draw:line>
        <draw:line draw:style-name="gr4" draw:text-style-name="P5" draw:layer="layout" svg:x1="5.4cm" svg:y1="6cm" svg:x2="5.1cm" svg:y2="7.9cm">
          <text:p/>
        </draw:line>
        <draw:line draw:style-name="gr4" draw:text-style-name="P5" draw:layer="layout" svg:x1="1.6cm" svg:y1="5.9cm" svg:x2="0.7cm" svg:y2="7.9cm">
          <text:p/>
        </draw:line>
        <draw:line draw:style-name="gr4" draw:text-style-name="P5" draw:layer="layout" svg:x1="7.2cm" svg:y1="6cm" svg:x2="7.1cm" svg:y2="7.9cm">
          <text:p/>
        </draw:line>
        <draw:frame draw:style-name="gr12" draw:text-style-name="P7" draw:layer="layout" svg:width="0.887cm" svg:height="0.582cm" svg:x="1.4cm" svg:y="5.3cm">
          <draw:text-box>
            <text:p text:style-name="P3">Z</text:p>
          </draw:text-box>
        </draw:frame>
        <draw:frame draw:style-name="gr13" draw:text-style-name="P8" draw:layer="layout" svg:width="0.887cm" svg:height="0.582cm" svg:x="3.296cm" svg:y="5.312cm">
          <draw:text-box>
            <text:p text:style-name="P3">Z</text:p>
          </draw:text-box>
        </draw:frame>
        <draw:frame draw:style-name="gr13" draw:text-style-name="P8" draw:layer="layout" svg:width="0.887cm" svg:height="0.582cm" svg:x="5.097cm" svg:y="5.412cm">
          <draw:text-box>
            <text:p text:style-name="P3">Z</text:p>
          </draw:text-box>
        </draw:frame>
        <draw:frame draw:style-name="gr13" draw:text-style-name="P8" draw:layer="layout" svg:width="0.887cm" svg:height="0.582cm" svg:x="6.798cm" svg:y="5.412cm">
          <draw:text-box>
            <text:p text:style-name="P3">Z</text:p>
          </draw:text-box>
        </draw:frame>
        <draw:frame draw:style-name="gr13" draw:text-style-name="P8" draw:layer="layout" svg:width="0.684cm" svg:height="0.582cm" svg:x="0.705cm" svg:y="6.24cm">
          <draw:text-box>
            <text:p text:style-name="P3">1</text:p>
          </draw:text-box>
        </draw:frame>
        <draw:frame draw:style-name="gr13" draw:text-style-name="P8" draw:layer="layout" svg:width="0.684cm" svg:height="0.582cm" svg:x="2.905cm" svg:y="6.24cm">
          <draw:text-box>
            <text:p text:style-name="P3">1</text:p>
          </draw:text-box>
        </draw:frame>
        <draw:frame draw:style-name="gr13" draw:text-style-name="P8" draw:layer="layout" svg:width="0.684cm" svg:height="0.582cm" svg:x="4.805cm" svg:y="6.24cm">
          <draw:text-box>
            <text:p text:style-name="P3">1</text:p>
          </draw:text-box>
        </draw:frame>
        <draw:frame draw:style-name="gr13" draw:text-style-name="P8" draw:layer="layout" svg:width="0.684cm" svg:height="0.582cm" svg:x="6.605cm" svg:y="6.24cm">
          <draw:text-box>
            <text:p text:style-name="P3">1</text:p>
          </draw:text-box>
        </draw:frame>
        <draw:frame draw:style-name="gr13" draw:text-style-name="P8" draw:layer="layout" svg:width="0.684cm" svg:height="0.582cm" svg:x="4.805cm" svg:y="6.24cm">
          <draw:text-box>
            <text:p text:style-name="P3">1</text:p>
          </draw:text-box>
        </draw:frame>
        <draw:frame draw:style-name="gr13" draw:text-style-name="P8" draw:layer="layout" svg:width="0.684cm" svg:height="0.582cm" svg:x="1.605cm" svg:y="6.24cm">
          <draw:text-box>
            <text:p text:style-name="P3">0</text:p>
          </draw:text-box>
        </draw:frame>
        <draw:frame draw:style-name="gr13" draw:text-style-name="P8" draw:layer="layout" svg:width="0.684cm" svg:height="0.582cm" svg:x="3.605cm" svg:y="6.24cm">
          <draw:text-box>
            <text:p text:style-name="P3">0</text:p>
          </draw:text-box>
        </draw:frame>
        <draw:frame draw:style-name="gr13" draw:text-style-name="P8" draw:layer="layout" svg:width="0.684cm" svg:height="0.582cm" svg:x="5.505cm" svg:y="6.24cm">
          <draw:text-box>
            <text:p text:style-name="P3">0</text:p>
          </draw:text-box>
        </draw:frame>
        <draw:frame draw:style-name="gr13" draw:text-style-name="P8" draw:layer="layout" svg:width="0.684cm" svg:height="0.582cm" svg:x="7.405cm" svg:y="6.24cm">
          <draw:text-box>
            <text:p text:style-name="P3">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Bitstream Charter1" svg:font-family="'Bitstream Charter'" style:font-adornments="Bold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21:55:03.390800270</meta:creation-date>
    <dc:date>2015-09-17T14:44:18.343450797</dc:date>
    <meta:editing-duration>PT5H21M33S</meta:editing-duration>
    <meta:editing-cycles>23</meta:editing-cycles>
    <meta:generator>LibreOffice/5.0.1.2.0$Linux_X86_64 LibreOffice_project/00m0$Build-2</meta:generator>
    <meta:document-statistic meta:object-count="52"/>
  </office:meta>
</office:document-meta>
</file>